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mputing the Gibbs Correction for IrO3H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TS_iro2_soli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S_ir_met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S_o2_ga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S_h2_gas</text:p>
          </table:table-cell>
        </table:table-row>
        <table:table-row table:style-name="ro1">
          <table:table-cell office:value-type="float" office:value="1.50165205864314" calcext:value-type="float">
            <text:p>1.50165205864314</text:p>
          </table:table-cell>
          <table:table-cell table:style-name="ce1" office:value-type="float" office:value="0.180988189874074" calcext:value-type="float">
            <text:p>0.180988189874074</text:p>
          </table:table-cell>
          <table:table-cell office:value-type="float" office:value="1" calcext:value-type="float">
            <text:p>1</text:p>
          </table:table-cell>
          <table:table-cell office:value-type="float" office:value="0.109699176037726" calcext:value-type="float">
            <text:p>0.109699176037726</text:p>
          </table:table-cell>
          <table:table-cell table:style-name="ce2" table:formula="of:=3/2" office:value-type="float" office:value="1.5" calcext:value-type="float">
            <text:p>1.5</text:p>
          </table:table-cell>
          <table:table-cell table:style-name="ce1" office:value-type="float" office:value="0.634092138674405" calcext:value-type="float">
            <text:p>0.634092138674405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0.403816572524227" calcext:value-type="float">
            <text:p>0.403816572524227</text:p>
          </table:table-cell>
        </table:table-row>
        <table:table-row table:style-name="ro1">
          <table:table-cell office:value-type="float" office:value="1.50165205864314" calcext:value-type="float">
            <text:p>1.50165205864314</text:p>
          </table:table-cell>
          <table:table-cell table:number-columns-repeated="2"/>
          <table:table-cell table:formula="of:=[.C5]*[.D5]" office:value-type="float" office:value="0.109699176037726" calcext:value-type="float">
            <text:p>0.109699176037726</text:p>
          </table:table-cell>
          <table:table-cell/>
          <table:table-cell table:formula="of:=[.E5]*[.F5]" office:value-type="float" office:value="0.951138208011608" calcext:value-type="float">
            <text:p>0.951138208011608</text:p>
          </table:table-cell>
          <table:table-cell/>
          <table:table-cell table:formula="of:=[.G5]*[.H5]" office:value-type="float" office:value="0.201908286262113" calcext:value-type="float">
            <text:p>0.201908286262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table:formula="of:=[.B6]-[.D6]-[.F6]-[.H6]" office:value-type="float" office:value="-1.26274567031145" calcext:value-type="float">
            <text:p>-1.262745670311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3:18:52.3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6:19:35.850000000</meta:creation-date>
    <dc:date>2020-06-09T12:40:50.803000000</dc:date>
    <meta:editing-duration>PT1H12M3S</meta:editing-duration>
    <meta:editing-cycles>7</meta:editing-cycles>
    <meta:generator>LibreOffice/6.3.5.2$Windows_X86_64 LibreOffice_project/dd0751754f11728f69b42ee2af66670068624673</meta:generator>
    <meta:document-statistic meta:table-count="1" meta:cell-count="23" meta:object-count="0"/>
  </office:meta>
</office:document-meta>
</file>